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958" officeooo:paragraph-rsid="0010e958"/>
    </style:style>
    <style:style style:name="P2" style:family="paragraph" style:parent-style-name="Standard">
      <style:text-properties officeooo:rsid="0010ffdc" officeooo:paragraph-rsid="0010ffdc"/>
    </style:style>
    <style:style style:name="P3" style:family="paragraph" style:parent-style-name="Standard">
      <style:text-properties officeooo:rsid="0012b96d" officeooo:paragraph-rsid="0012b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s </text:p>
      <text:p text:style-name="P1"/>
      <text:p text:style-name="P1">1. <text:a xlink:type="simple" xlink:href="https://www.logic-fruit.com/blog/al-ml/video-stitching-ai-ml/?srsltid=AfmBOor4iUrcN-VJla89jw-_SiErvqGHzunC0EECcf3swue78lZBof5H" text:style-name="Internet_20_link" text:visited-style-name="Visited_20_Internet_20_Link">https://www.logic-fruit.com/blog/al-ml/video-stitching-ai-ml/?srsltid=AfmBOor4iUrcN-VJla89jw-_SiErvqGHzunC0EECcf3swue78lZBof5H</text:a></text:p>
      <text:p text:style-name="P2"/>
      <text:p text:style-name="P2">Note: This is similar to what we are doing</text:p>
      <text:p text:style-name="P1">2. <text:a xlink:type="simple" xlink:href="https://medium.com/swlh/360-video-stitching-with-raspberry-pi-and-opencv-30549b37acbc" text:style-name="Internet_20_link" text:visited-style-name="Visited_20_Internet_20_Link">https://medium.com/swlh/360-video-stitching-with-raspberry-pi-and-opencv-30549b37acbc</text:a></text:p>
      <text:p text:style-name="P1"/>
      <text:p text:style-name="P3">3. <text:s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1:33:26.075111129</meta:creation-date>
    <dc:date>2025-10-10T16:45:57.639832582</dc:date>
    <meta:editing-duration>PT3H49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5" meta:character-count="270" meta:non-whitespace-character-count="256"/>
  </office:meta>
</office:document-meta>
</file>